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6pt" officeooo:rsid="0004c179" officeooo:paragraph-rsid="0004c179" style:font-size-asian="16pt" style:font-size-complex="16pt"/>
    </style:style>
    <style:style style:name="P2" style:family="paragraph" style:parent-style-name="Title">
      <style:text-properties officeooo:rsid="0004c179" officeooo:paragraph-rsid="0004c1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pter 1: Arrays, Pointers, References</text:p>
      <text:list xml:id="list2567418630" text:style-name="L1">
        <text:list-item>
          <text:p text:style-name="P1">Data and Memory</text:p>
          <text:list>
            <text:list-item>
              <text:p text:style-name="P1">Memory is div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6:31:32.073724529</meta:creation-date>
    <dc:date>2020-09-07T16:33:49.551052130</dc:date>
    <meta:editing-duration>PT2M26S</meta:editing-duration>
    <meta:editing-cycles>1</meta:editing-cycles>
    <meta:document-statistic meta:table-count="0" meta:image-count="0" meta:object-count="0" meta:page-count="1" meta:paragraph-count="3" meta:word-count="13" meta:character-count="71" meta:non-whitespace-character-count="63"/>
    <meta:generator>LibreOffice/6.4.4.2$Linux_X86_64 LibreOffice_project/40$Build-2</meta:generator>
  </office:meta>
</office:document-meta>
</file>